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3" table:default-cell-style-name="ce3"/>
        <table:table-row table:style-name="ro1">
          <table:table-cell table:style-name="ce1" office:value-type="string">
            <text:p>qID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cateogry</text:p>
          </table:table-cell>
          <table:table-cell table:style-name="ce1" office:value-type="string">
            <text:p>qID</text:p>
          </table:table-cell>
          <table:table-cell table:style-name="ce1" office:value-type="string">
            <text:p>aID</text:p>
          </table:table-cell>
          <table:table-cell table:style-name="ce1" office:value-type="string">
            <text:p>answerA</text:p>
          </table:table-cell>
          <table:table-cell table:style-name="ce1" office:value-type="string">
            <text:p>answerB</text:p>
          </table:table-cell>
          <table:table-cell table:style-name="ce1" office:value-type="string">
            <text:p>answerC</text:p>
          </table:table-cell>
          <table:table-cell table:style-name="ce1" office:value-type="string">
            <text:p>answerD</text:p>
          </table:table-cell>
          <table:table-cell table:style-name="ce1" office:value-type="string">
            <text:p>answerCorrect</text:p>
          </table:table-cell>
          <table:table-cell table:style-name="Default" table:number-columns-repeated="1013"/>
        </table:table-row>
        <table:table-row table:style-name="ro2">
          <table:table-cell office:value-type="float" office:value="100001">
            <text:p>100001</text:p>
          </table:table-cell>
          <table:table-cell office:value-type="string">
            <text:p>Which pop duo was the first western band to play in The Peoples Republic of China?</text:p>
          </table:table-cell>
          <table:table-cell office:value-type="float" office:value="1">
            <text:p>1</text:p>
          </table:table-cell>
          <table:table-cell office:value-type="string">
            <text:p>Entertainment</text:p>
          </table:table-cell>
          <table:table-cell office:value-type="float" office:value="100001">
            <text:p>100001</text:p>
          </table:table-cell>
          <table:table-cell office:value-type="float" office:value="500001">
            <text:p>500001</text:p>
          </table:table-cell>
          <table:table-cell office:value-type="string">
            <text:p>Wham</text:p>
          </table:table-cell>
          <table:table-cell office:value-type="string">
            <text:p>Simon and Garfunkel</text:p>
          </table:table-cell>
          <table:table-cell office:value-type="string">
            <text:p>Chas and Dave</text:p>
          </table:table-cell>
          <table:table-cell office:value-type="string">
            <text:p>Right Said Fred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100002">
            <text:p>100002</text:p>
          </table:table-cell>
          <table:table-cell office:value-type="string">
            <text:p>Timber selected from how many fully grown oak trees were needed to build a large 3 decker Royal Navy battle ship in the 18th century?</text:p>
          </table:table-cell>
          <table:table-cell office:value-type="float" office:value="2">
            <text:p>2</text:p>
          </table:table-cell>
          <table:table-cell office:value-type="string">
            <text:p>History</text:p>
          </table:table-cell>
          <table:table-cell office:value-type="float" office:value="100002">
            <text:p>100002</text:p>
          </table:table-cell>
          <table:table-cell office:value-type="float" office:value="500002">
            <text:p>50000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3500">
            <text:p>3500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float" office:value="100003">
            <text:p>100003</text:p>
          </table:table-cell>
          <table:table-cell office:value-type="string">
            <text:p>Speed skating originated in which country?</text:p>
          </table:table-cell>
          <table:table-cell office:value-type="float" office:value="3">
            <text:p>3</text:p>
          </table:table-cell>
          <table:table-cell office:value-type="string">
            <text:p>Sport</text:p>
          </table:table-cell>
          <table:table-cell office:value-type="float" office:value="100003">
            <text:p>100003</text:p>
          </table:table-cell>
          <table:table-cell office:value-type="float" office:value="500003">
            <text:p>500003</text:p>
          </table:table-cell>
          <table:table-cell office:value-type="string">
            <text:p>Russia</text:p>
          </table:table-cell>
          <table:table-cell office:value-type="string">
            <text:p>Netherlands</text:p>
          </table:table-cell>
          <table:table-cell office:value-type="string">
            <text:p>Canada</text:p>
          </table:table-cell>
          <table:table-cell office:value-type="string">
            <text:p>Norway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100004">
            <text:p>100004</text:p>
          </table:table-cell>
          <table:table-cell office:value-type="string">
            <text:p>Off the coast of which country did the Amoco Cadiz sink?</text:p>
          </table:table-cell>
          <table:table-cell office:value-type="float" office:value="4">
            <text:p>4</text:p>
          </table:table-cell>
          <table:table-cell office:value-type="string">
            <text:p>Geography</text:p>
          </table:table-cell>
          <table:table-cell office:value-type="float" office:value="100004">
            <text:p>100004</text:p>
          </table:table-cell>
          <table:table-cell office:value-type="float" office:value="500004">
            <text:p>500004</text:p>
          </table:table-cell>
          <table:table-cell office:value-type="string">
            <text:p>South Africa</text:p>
          </table:table-cell>
          <table:table-cell office:value-type="string">
            <text:p>France</text:p>
          </table:table-cell>
          <table:table-cell office:value-type="string">
            <text:p>USA</text:p>
          </table:table-cell>
          <table:table-cell office:value-type="string">
            <text:p>Spain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The song 'An Englishman in New York' was about which man?</text:p>
          </table:table-cell>
          <table:table-cell office:value-type="float" office:value="5">
            <text:p>5</text:p>
          </table:table-cell>
          <table:table-cell office:value-type="string">
            <text:p>Entertainment</text:p>
          </table:table-cell>
          <table:table-cell office:value-type="float" office:value="100005">
            <text:p>100005</text:p>
          </table:table-cell>
          <table:table-cell office:value-type="float" office:value="500005">
            <text:p>500005</text:p>
          </table:table-cell>
          <table:table-cell office:value-type="string">
            <text:p>Quentin Crisp</text:p>
          </table:table-cell>
          <table:table-cell office:value-type="string">
            <text:p>Sting</text:p>
          </table:table-cell>
          <table:table-cell office:value-type="string">
            <text:p>John Lennon</text:p>
          </table:table-cell>
          <table:table-cell office:value-type="string">
            <text:p>Gordon Sumner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100006">
            <text:p>100006</text:p>
          </table:table-cell>
          <table:table-cell office:value-type="string">
            <text:p>In the book The Last Of The Mohicans what was the name of Chingachgook's only son?</text:p>
          </table:table-cell>
          <table:table-cell office:value-type="float" office:value="1">
            <text:p>1</text:p>
          </table:table-cell>
          <table:table-cell office:value-type="string">
            <text:p>Literature</text:p>
          </table:table-cell>
          <table:table-cell office:value-type="float" office:value="100006">
            <text:p>100006</text:p>
          </table:table-cell>
          <table:table-cell office:value-type="float" office:value="500006">
            <text:p>500006</text:p>
          </table:table-cell>
          <table:table-cell office:value-type="string">
            <text:p>Mingo</text:p>
          </table:table-cell>
          <table:table-cell office:value-type="string">
            <text:p>Lightfoot</text:p>
          </table:table-cell>
          <table:table-cell office:value-type="string">
            <text:p>Magua</text:p>
          </table:table-cell>
          <table:table-cell office:value-type="string">
            <text:p>Uncas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float" office:value="100007">
            <text:p>100007</text:p>
          </table:table-cell>
          <table:table-cell office:value-type="string">
            <text:p>The Bikini was a concept by Louis R?ard, but in which year?</text:p>
          </table:table-cell>
          <table:table-cell office:value-type="float" office:value="2">
            <text:p>2</text:p>
          </table:table-cell>
          <table:table-cell/>
          <table:table-cell office:value-type="float" office:value="100007">
            <text:p>100007</text:p>
          </table:table-cell>
          <table:table-cell office:value-type="float" office:value="500007">
            <text:p>500007</text:p>
          </table:table-cell>
          <table:table-cell office:value-type="float" office:value="1906">
            <text:p>1906</text:p>
          </table:table-cell>
          <table:table-cell office:value-type="float" office:value="1926">
            <text:p>1926</text:p>
          </table:table-cell>
          <table:table-cell office:value-type="float" office:value="1946">
            <text:p>1946</text:p>
          </table:table-cell>
          <table:table-cell office:value-type="float" office:value="1966">
            <text:p>1966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100008">
            <text:p>100008</text:p>
          </table:table-cell>
          <table:table-cell office:value-type="string">
            <text:p>In which continent did the ostrich originate?</text:p>
          </table:table-cell>
          <table:table-cell office:value-type="float" office:value="3">
            <text:p>3</text:p>
          </table:table-cell>
          <table:table-cell office:value-type="string">
            <text:p>Science</text:p>
          </table:table-cell>
          <table:table-cell office:value-type="float" office:value="100008">
            <text:p>100008</text:p>
          </table:table-cell>
          <table:table-cell office:value-type="float" office:value="500008">
            <text:p>500008</text:p>
          </table:table-cell>
          <table:table-cell office:value-type="string">
            <text:p>Africa</text:p>
          </table:table-cell>
          <table:table-cell office:value-type="string">
            <text:p>Australia</text:p>
          </table:table-cell>
          <table:table-cell office:value-type="string">
            <text:p>North America</text:p>
          </table:table-cell>
          <table:table-cell office:value-type="string">
            <text:p>Asia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100009">
            <text:p>100009</text:p>
          </table:table-cell>
          <table:table-cell office:value-type="string">
            <text:p>What are the names of the two main characters in Diana Gabaldon's highland saga novels?</text:p>
          </table:table-cell>
          <table:table-cell office:value-type="float" office:value="4">
            <text:p>4</text:p>
          </table:table-cell>
          <table:table-cell office:value-type="string">
            <text:p>Literature</text:p>
          </table:table-cell>
          <table:table-cell office:value-type="float" office:value="100009">
            <text:p>100009</text:p>
          </table:table-cell>
          <table:table-cell office:value-type="float" office:value="500009">
            <text:p>500009</text:p>
          </table:table-cell>
          <table:table-cell office:value-type="string">
            <text:p>Jamie and Claire</text:p>
          </table:table-cell>
          <table:table-cell office:value-type="string">
            <text:p>Fergus and Fiona</text:p>
          </table:table-cell>
          <table:table-cell office:value-type="string">
            <text:p>Rab and Elizabeth</text:p>
          </table:table-cell>
          <table:table-cell office:value-type="string">
            <text:p>Hamish and Maggie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float" office:value="100010">
            <text:p>100010</text:p>
          </table:table-cell>
          <table:table-cell office:value-type="string">
            <text:p>Julius Caesar said "The die is cast" after crossing which river?</text:p>
          </table:table-cell>
          <table:table-cell office:value-type="float" office:value="5">
            <text:p>5</text:p>
          </table:table-cell>
          <table:table-cell office:value-type="string">
            <text:p>History</text:p>
          </table:table-cell>
          <table:table-cell office:value-type="float" office:value="100010">
            <text:p>100010</text:p>
          </table:table-cell>
          <table:table-cell office:value-type="float" office:value="500010">
            <text:p>500010</text:p>
          </table:table-cell>
          <table:table-cell office:value-type="string">
            <text:p>Danube</text:p>
          </table:table-cell>
          <table:table-cell office:value-type="string">
            <text:p>Rubicon</text:p>
          </table:table-cell>
          <table:table-cell office:value-type="string">
            <text:p>Thames</text:p>
          </table:table-cell>
          <table:table-cell office:value-type="string">
            <text:p>Tiber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float" office:value="100011">
            <text:p>100011</text:p>
          </table:table-cell>
          <table:table-cell office:value-type="string">
            <text:p>Who was the only English player to win the European Golden Boot award? 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100011">
            <text:p>100011</text:p>
          </table:table-cell>
          <table:table-cell office:value-type="float" office:value="500011">
            <text:p>500011</text:p>
          </table:table-cell>
          <table:table-cell office:value-type="string">
            <text:p>Robbie Fowler</text:p>
          </table:table-cell>
          <table:table-cell office:value-type="string">
            <text:p>Michael Owen</text:p>
          </table:table-cell>
          <table:table-cell office:value-type="string">
            <text:p>Gary Lineker</text:p>
          </table:table-cell>
          <table:table-cell office:value-type="string">
            <text:p>Kevin Phillips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float" office:value="100012">
            <text:p>100012</text:p>
          </table:table-cell>
          <table:table-cell office:value-type="string">
            <text:p>Doris Day had a sleepy hit with which song?</text:p>
          </table:table-cell>
          <table:table-cell office:value-type="float" office:value="2">
            <text:p>2</text:p>
          </table:table-cell>
          <table:table-cell office:value-type="string">
            <text:p>Entertainment</text:p>
          </table:table-cell>
          <table:table-cell office:value-type="float" office:value="100012">
            <text:p>100012</text:p>
          </table:table-cell>
          <table:table-cell office:value-type="float" office:value="500012">
            <text:p>500012</text:p>
          </table:table-cell>
          <table:table-cell office:value-type="string">
            <text:p>Pillow talk</text:p>
          </table:table-cell>
          <table:table-cell office:value-type="string">
            <text:p>Golden slumbers</text:p>
          </table:table-cell>
          <table:table-cell office:value-type="string">
            <text:p>The beds too big without you</text:p>
          </table:table-cell>
          <table:table-cell office:value-type="string">
            <text:p>Tears on my pillow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100013">
            <text:p>100013</text:p>
          </table:table-cell>
          <table:table-cell office:value-type="string">
            <text:p>Which singer once took a bite out of a Beach Boys record during a press conference?</text:p>
          </table:table-cell>
          <table:table-cell office:value-type="float" office:value="3">
            <text:p>3</text:p>
          </table:table-cell>
          <table:table-cell office:value-type="string">
            <text:p>Entertainment</text:p>
          </table:table-cell>
          <table:table-cell office:value-type="float" office:value="100013">
            <text:p>100013</text:p>
          </table:table-cell>
          <table:table-cell office:value-type="float" office:value="500013">
            <text:p>500013</text:p>
          </table:table-cell>
          <table:table-cell office:value-type="string">
            <text:p>Robbie Williams</text:p>
          </table:table-cell>
          <table:table-cell office:value-type="string">
            <text:p>Engelbert Humperdinck</text:p>
          </table:table-cell>
          <table:table-cell office:value-type="string">
            <text:p>Shane McGowan</text:p>
          </table:table-cell>
          <table:table-cell office:value-type="string">
            <text:p>James Blunt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100014">
            <text:p>100014</text:p>
          </table:table-cell>
          <table:table-cell office:value-type="string">
            <text:p>Who was the first band to play at the Cavern Club?</text:p>
          </table:table-cell>
          <table:table-cell office:value-type="float" office:value="4">
            <text:p>4</text:p>
          </table:table-cell>
          <table:table-cell office:value-type="string">
            <text:p>Entertainment</text:p>
          </table:table-cell>
          <table:table-cell office:value-type="float" office:value="100014">
            <text:p>100014</text:p>
          </table:table-cell>
          <table:table-cell office:value-type="float" office:value="500014">
            <text:p>500014</text:p>
          </table:table-cell>
          <table:table-cell office:value-type="string">
            <text:p>Swinging Blue Jeans</text:p>
          </table:table-cell>
          <table:table-cell office:value-type="string">
            <text:p>The Merseysippi</text:p>
          </table:table-cell>
          <table:table-cell office:value-type="string">
            <text:p>Beatles</text:p>
          </table:table-cell>
          <table:table-cell office:value-type="string">
            <text:p>Merseybeats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100015">
            <text:p>100015</text:p>
          </table:table-cell>
          <table:table-cell office:value-type="string">
            <text:p>What are Lanthanides?</text:p>
          </table:table-cell>
          <table:table-cell office:value-type="float" office:value="5">
            <text:p>5</text:p>
          </table:table-cell>
          <table:table-cell office:value-type="string">
            <text:p>Science</text:p>
          </table:table-cell>
          <table:table-cell office:value-type="float" office:value="100015">
            <text:p>100015</text:p>
          </table:table-cell>
          <table:table-cell office:value-type="float" office:value="500015">
            <text:p>500015</text:p>
          </table:table-cell>
          <table:table-cell office:value-type="string">
            <text:p>Elements in the periodic table</text:p>
          </table:table-cell>
          <table:table-cell office:value-type="string">
            <text:p>Mountains on Earth</text:p>
          </table:table-cell>
          <table:table-cell office:value-type="string">
            <text:p>Mountains on the Moon</text:p>
          </table:table-cell>
          <table:table-cell office:value-type="string">
            <text:p>Bacterium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float" office:value="100016">
            <text:p>100016</text:p>
          </table:table-cell>
          <table:table-cell office:value-type="string">
            <text:p>Which band was not from Liverpool?</text:p>
          </table:table-cell>
          <table:table-cell office:value-type="float" office:value="1">
            <text:p>1</text:p>
          </table:table-cell>
          <table:table-cell office:value-type="string">
            <text:p>Entertainment</text:p>
          </table:table-cell>
          <table:table-cell office:value-type="float" office:value="100016">
            <text:p>100016</text:p>
          </table:table-cell>
          <table:table-cell office:value-type="float" office:value="500016">
            <text:p>500016</text:p>
          </table:table-cell>
          <table:table-cell office:value-type="string">
            <text:p>Searchers</text:p>
          </table:table-cell>
          <table:table-cell office:value-type="string">
            <text:p>A Flock of Seagulls</text:p>
          </table:table-cell>
          <table:table-cell office:value-type="string">
            <text:p>Stone the crows</text:p>
          </table:table-cell>
          <table:table-cell office:value-type="string">
            <text:p>OMD</text:p>
          </table:table-cell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100017">
            <text:p>100017</text:p>
          </table:table-cell>
          <table:table-cell office:value-type="string">
            <text:p>Which boxer twice defeated Nigel Benn in 1996?</text:p>
          </table:table-cell>
          <table:table-cell office:value-type="float" office:value="2">
            <text:p>2</text:p>
          </table:table-cell>
          <table:table-cell office:value-type="string">
            <text:p>Sport</text:p>
          </table:table-cell>
          <table:table-cell office:value-type="float" office:value="100017">
            <text:p>100017</text:p>
          </table:table-cell>
          <table:table-cell office:value-type="float" office:value="500017">
            <text:p>500017</text:p>
          </table:table-cell>
          <table:table-cell office:value-type="string">
            <text:p>Thulani Malinga</text:p>
          </table:table-cell>
          <table:table-cell office:value-type="string">
            <text:p>Steve Collins</text:p>
          </table:table-cell>
          <table:table-cell office:value-type="string">
            <text:p>Roy Jones</text:p>
          </table:table-cell>
          <table:table-cell office:value-type="string">
            <text:p>Gerald McClellan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float" office:value="100018">
            <text:p>100018</text:p>
          </table:table-cell>
          <table:table-cell office:value-type="string">
            <text:p>On what make of motorcycle did Barry Sheene win the 500cc-world title in 1977?</text:p>
          </table:table-cell>
          <table:table-cell office:value-type="float" office:value="3">
            <text:p>3</text:p>
          </table:table-cell>
          <table:table-cell office:value-type="string">
            <text:p>Sport</text:p>
          </table:table-cell>
          <table:table-cell office:value-type="float" office:value="100018">
            <text:p>100018</text:p>
          </table:table-cell>
          <table:table-cell office:value-type="float" office:value="500018">
            <text:p>500018</text:p>
          </table:table-cell>
          <table:table-cell office:value-type="string">
            <text:p>Kawasaki</text:p>
          </table:table-cell>
          <table:table-cell office:value-type="string">
            <text:p>Suzuki</text:p>
          </table:table-cell>
          <table:table-cell office:value-type="string">
            <text:p>Mitsubishi</text:p>
          </table:table-cell>
          <table:table-cell office:value-type="string">
            <text:p>Yamaha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100019">
            <text:p>100019</text:p>
          </table:table-cell>
          <table:table-cell office:value-type="string">
            <text:p>What part of the body does a turtle use to breathe?</text:p>
          </table:table-cell>
          <table:table-cell office:value-type="float" office:value="4">
            <text:p>4</text:p>
          </table:table-cell>
          <table:table-cell office:value-type="string">
            <text:p>Science</text:p>
          </table:table-cell>
          <table:table-cell office:value-type="float" office:value="100019">
            <text:p>100019</text:p>
          </table:table-cell>
          <table:table-cell office:value-type="float" office:value="500019">
            <text:p>500019</text:p>
          </table:table-cell>
          <table:table-cell office:value-type="string">
            <text:p>Belly</text:p>
          </table:table-cell>
          <table:table-cell office:value-type="string">
            <text:p>Shell</text:p>
          </table:table-cell>
          <table:table-cell office:value-type="string">
            <text:p>Mouth</text:p>
          </table:table-cell>
          <table:table-cell office:value-type="string">
            <text:p>Anus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float" office:value="100020">
            <text:p>100020</text:p>
          </table:table-cell>
          <table:table-cell office:value-type="string">
            <text:p>For how long is a dog pregnant?</text:p>
          </table:table-cell>
          <table:table-cell office:value-type="float" office:value="5">
            <text:p>5</text:p>
          </table:table-cell>
          <table:table-cell office:value-type="string">
            <text:p>Science</text:p>
          </table:table-cell>
          <table:table-cell office:value-type="float" office:value="100020">
            <text:p>100020</text:p>
          </table:table-cell>
          <table:table-cell office:value-type="float" office:value="500020">
            <text:p>500020</text:p>
          </table:table-cell>
          <table:table-cell office:value-type="string">
            <text:p>9 Weeks</text:p>
          </table:table-cell>
          <table:table-cell office:value-type="string">
            <text:p>9 Days</text:p>
          </table:table-cell>
          <table:table-cell office:value-type="string">
            <text:p>9 Months</text:p>
          </table:table-cell>
          <table:table-cell office:value-type="string">
            <text:p>9 Fortnights</text:p>
          </table:table-cell>
          <table:table-cell office:value-type="string">
            <text:p>A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23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Davis</meta:initial-creator>
    <meta:creation-date>2013-03-02T21:40:46.75</meta:creation-date>
    <dc:date>2013-03-02T23:48:58.43</dc:date>
    <dc:creator>Matthew Davis</dc:creator>
    <meta:editing-duration>PT16M44S</meta:editing-duration>
    <meta:editing-cycles>1</meta:editing-cycles>
    <meta:document-statistic meta:table-count="3" meta:cell-count="230" meta:object-count="0"/>
    <meta:generator>OpenOffice.org/3.3$Win32 OpenOffice.org_project/330m20$Build-9567</meta:generator>
  </office:meta>
</office:document-meta>
</file>